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/>
    </style:style>
    <style:style style:name="ce2" style:family="table-cell" style:parent-style-name="Default">
      <style:table-cell-properties fo:background-color="#5983b0"/>
    </style:style>
    <style:style style:name="ce3" style:family="table-cell" style:parent-style-name="Default">
      <style:table-cell-properties fo:background-color="#ff5429"/>
    </style:style>
    <style:style style:name="ce4" style:family="table-cell" style:parent-style-name="Default">
      <style:table-cell-properties fo:background-color="#55215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ce2"/>
        <table:table-column table:style-name="co3" table:default-cell-style-name="ce3"/>
        <table:table-row table:style-name="ro1">
          <table:table-cell/>
          <table:table-cell office:value-type="string" calcext:value-type="string">
            <text:p>Preventivo Gruppo 2 – Clown-Fiesta-IC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ome Apparato</text:p>
          </table:table-cell>
          <table:table-cell office:value-type="string" calcext:value-type="string">
            <text:p>Quantita’</text:p>
          </table:table-cell>
          <table:table-cell office:value-type="string" calcext:value-type="string">
            <text:p>Prezzo Cad.</text:p>
          </table:table-cell>
          <table:table-cell office:value-type="string" calcext:value-type="string">
            <text:p>Totale</text:p>
          </table:table-cell>
        </table:table-row>
        <table:table-row table:style-name="ro1">
          <table:table-cell office:value-type="string" calcext:value-type="string">
            <text:p>Firewall</text:p>
          </table:table-cell>
          <table:table-cell office:value-type="string" calcext:value-type="string">
            <text:p>Fortinet Fortigate 100F</text:p>
          </table:table-cell>
          <table:table-cell office:value-type="float" office:value="4" calcext:value-type="float">
            <text:p>4</text:p>
          </table:table-cell>
          <table:table-cell office:value-type="float" office:value="2690.1" calcext:value-type="float">
            <text:p>2690.1</text:p>
          </table:table-cell>
          <table:table-cell table:formula="of:=[.$D4]*[.$C4]" office:value-type="float" office:value="10760.4" calcext:value-type="float">
            <text:p>10760.4</text:p>
          </table:table-cell>
        </table:table-row>
        <table:table-row table:style-name="ro1">
          <table:table-cell office:value-type="string" calcext:value-type="string">
            <text:p>Switch 24 Porte</text:p>
          </table:table-cell>
          <table:table-cell office:value-type="string" calcext:value-type="string">
            <text:p>HP Aruba Instant On 1930 24 Porte</text:p>
          </table:table-cell>
          <table:table-cell office:value-type="float" office:value="9" calcext:value-type="float">
            <text:p>9</text:p>
          </table:table-cell>
          <table:table-cell office:value-type="float" office:value="187.89" calcext:value-type="float">
            <text:p>187.89</text:p>
          </table:table-cell>
          <table:table-cell table:formula="of:=[.$D5]*[.$C5]" office:value-type="float" office:value="1691.01" calcext:value-type="float">
            <text:p>1691.01</text:p>
          </table:table-cell>
        </table:table-row>
        <table:table-row table:style-name="ro1">
          <table:table-cell office:value-type="string" calcext:value-type="string">
            <text:p>Switch 48 Porte</text:p>
          </table:table-cell>
          <table:table-cell office:value-type="string" calcext:value-type="string">
            <text:p>HP Aruba Instant On 1930 48 Porte</text:p>
          </table:table-cell>
          <table:table-cell office:value-type="float" office:value="6" calcext:value-type="float">
            <text:p>6</text:p>
          </table:table-cell>
          <table:table-cell office:value-type="float" office:value="356.61" calcext:value-type="float">
            <text:p>356.61</text:p>
          </table:table-cell>
          <table:table-cell table:formula="of:=[.$D6]*[.$C6]" office:value-type="float" office:value="2139.66" calcext:value-type="float">
            <text:p>2139.66</text:p>
          </table:table-cell>
        </table:table-row>
        <table:table-row table:style-name="ro1">
          <table:table-cell office:value-type="string" calcext:value-type="string">
            <text:p>Core Switch</text:p>
          </table:table-cell>
          <table:table-cell office:value-type="string" calcext:value-type="string">
            <text:p>Fortigate Fortiswitch FS-224E</text:p>
          </table:table-cell>
          <table:table-cell office:value-type="float" office:value="4" calcext:value-type="float">
            <text:p>4</text:p>
          </table:table-cell>
          <table:table-cell office:value-type="float" office:value="777.75" calcext:value-type="float">
            <text:p>777.75</text:p>
          </table:table-cell>
          <table:table-cell table:formula="of:=[.$D7]*[.$C7]" office:value-type="float" office:value="3111" calcext:value-type="float">
            <text:p>3111</text:p>
          </table:table-cell>
        </table:table-row>
        <table:table-row table:style-name="ro1">
          <table:table-cell office:value-type="string" calcext:value-type="string">
            <text:p>Wireless AP</text:p>
          </table:table-cell>
          <table:table-cell office:value-type="string" calcext:value-type="string">
            <text:p>HP Aruba Instant On AP 11 (RW)</text:p>
          </table:table-cell>
          <table:table-cell office:value-type="float" office:value="21" calcext:value-type="float">
            <text:p>21</text:p>
          </table:table-cell>
          <table:table-cell office:value-type="float" office:value="79.88" calcext:value-type="float">
            <text:p>79.88</text:p>
          </table:table-cell>
          <table:table-cell table:formula="of:=[.$D8]*[.$C8]" office:value-type="float" office:value="1677.48" calcext:value-type="float">
            <text:p>1677.48</text:p>
          </table:table-cell>
        </table:table-row>
        <table:table-row table:style-name="ro1">
          <table:table-cell office:value-type="string" calcext:value-type="string">
            <text:p>Domain Controller</text:p>
          </table:table-cell>
          <table:table-cell office:value-type="string" calcext:value-type="string">
            <text:p>Dell Server Value Power Edge R240</text:p>
          </table:table-cell>
          <table:table-cell office:value-type="float" office:value="2" calcext:value-type="float">
            <text:p>2</text:p>
          </table:table-cell>
          <table:table-cell office:value-type="float" office:value="2149.64" calcext:value-type="float">
            <text:p>2149.64</text:p>
          </table:table-cell>
          <table:table-cell table:formula="of:=[.$D9]*[.$C9]" office:value-type="float" office:value="4299.28" calcext:value-type="float">
            <text:p>4299.28</text:p>
          </table:table-cell>
        </table:table-row>
        <table:table-row table:style-name="ro1">
          <table:table-cell office:value-type="string" calcext:value-type="string">
            <text:p>MS Cal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22.2" calcext:value-type="float">
            <text:p>22.2</text:p>
          </table:table-cell>
          <table:table-cell table:formula="of:=[.$D10]*[.$C10]" office:value-type="float" office:value="5794.2" calcext:value-type="float">
            <text:p>5794.2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 table:formula="of:=SUM([.E4:.E10])" office:value-type="float" office:value="29473.03" calcext:value-type="float">
            <text:p>29473.03</text:p>
          </table:table-cell>
        </table:table-row>
        <table:table-row table:style-name="ro1">
          <table:table-cell/>
          <table:table-cell office:value-type="string" calcext:value-type="string">
            <text:p>N. Persone</text:p>
          </table:table-cell>
          <table:table-cell table:style-name="Default" office:value-type="string" calcext:value-type="string">
            <text:p>N. Ore</text:p>
          </table:table-cell>
          <table:table-cell table:style-name="Default" office:value-type="string" calcext:value-type="string">
            <text:p>Costo Orario</text:p>
          </table:table-cell>
          <table:table-cell table:style-name="Default"/>
        </table:table-row>
        <table:table-row table:style-name="ro1">
          <table:table-cell office:value-type="string" calcext:value-type="string">
            <text:p>Costo Progettazione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C14]*[.D14]*[.B14]" office:value-type="float" office:value="8000" calcext:value-type="float">
            <text:p>800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 table:formula="of:=[.E12]+[.E14]" office:value-type="float" office:value="37473.03" calcext:value-type="float">
            <text:p>37473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13:52:53.440932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1.4.2$Linux_X86_64 LibreOffice_project/10$Build-2</meta:generator>
    <meta:editing-cycles>0</meta:editing-cycles>
    <meta:editing-duration>P0D</meta:editing-duration>
    <meta:document-statistic meta:table-count="1" meta:cell-count="49" meta:object-count="0"/>
  </office:meta>
</office:document-meta>
</file>